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urier New" svg:font-family="'Courier New'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8999996185303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center" style:font-independent-line-spacing="true"/>
      <style:text-properties fo:font-size="26pt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 style:font-independent-line-spacing="true"/>
      <style:text-properties fo:font-size="13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2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normal" style:font-name-asian="Raleway" style:font-size-asian="30pt" style:font-style-asian="normal" style:font-weight-asian="normal" style:font-name-complex="Raleway" style:font-size-complex="30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Courier New" fo:font-size="30pt" fo:letter-spacing="normal" fo:language="en" fo:country="none" fo:font-style="normal" style:text-underline-style="none" fo:font-weight="normal" fo:background-color="#d9d9d9" style:font-name-asian="Courier New" style:font-size-asian="30pt" style:font-style-asian="normal" style:font-weight-asian="normal" style:font-name-complex="Courier New" style:font-size-complex="30pt" style:font-style-complex="normal" style:font-weight-complex="normal"/>
    </style:style>
    <style:style style:name="T4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normal" fo:background-color="#d9d9d9" style:font-name-asian="Raleway" style:font-size-asian="30pt" style:font-style-asian="normal" style:font-weight-asian="normal" style:font-name-complex="Raleway" style:font-size-complex="30pt" style:font-style-complex="normal" style:font-weight-complex="normal"/>
    </style:style>
    <style:style style:name="T5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bold" fo:background-color="#d9d9d9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6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language="en" fo:country="none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Raleway" fo:font-size="18pt" fo:letter-spacing="normal" fo:language="en" fo:country="none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Raleway" fo:font-size="14pt" fo:letter-spacing="normal" fo:language="en" fo:country="none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Raleway" fo:font-size="14pt" fo:letter-spacing="normal" fo:language="en" fo:country="none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10" style:family="text">
      <style:text-properties fo:font-variant="normal" fo:text-transform="none" fo:color="#a61c00" style:text-line-through-style="none" style:text-line-through-type="none" style:text-position="0% 100%" style:font-name="Raleway" fo:font-size="14pt" fo:letter-spacing="normal" fo:language="en" fo:country="none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Raleway" fo:font-size="14pt" fo:letter-spacing="normal" fo:language="en" fo:country="none" fo:font-style="normal" style:text-underline-style="none" fo:font-weight="normal" fo:background-color="#ffffff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12" style:family="text">
      <style:text-properties fo:font-variant="normal" fo:text-transform="none" fo:color="#a61c00" style:text-line-through-style="none" style:text-line-through-type="none" style:text-position="0% 100%" style:font-name="Raleway" fo:font-size="14pt" fo:letter-spacing="normal" fo:language="en" fo:country="none" fo:font-style="normal" style:text-underline-style="none" fo:font-weight="bold" fo:background-color="#ffffff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Raleway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Raleway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01;p38" presentation:style-name="pr1" draw:text-style-name="P2" draw:layer="layout" svg:width="23.541cm" svg:height="10.41cm" svg:x="2.233cm" svg:y="4.329cm" presentation:class="title" presentation:user-transformed="true">
          <draw:text-box>
            <text:p text:style-name="P1"><text:span text:style-name="T1">Undefined</text:span><text:span text:style-name="T1"><text:line-break/></text:span><text:span text:style-name="T1"><text:line-break/></text:span><text:span text:style-name="T2">A variable that has not been assigned a value has the value of </text:span><text:span text:style-name="T3">undefined</text:span><text:span text:style-name="T4">.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</draw:text-box>
        </draw:frame>
        <presentation:notes draw:style-name="dp1">
          <draw:page-thumbnail draw:name="Google Shape;198;g54dca2a71f_0_1137:notes" draw:style-name="gr1" draw:layer="layout" svg:width="18.665cm" svg:height="11.136cm" svg:x="1.167cm" svg:y="2.227cm" draw:page-number="1" presentation:class="page"/>
          <draw:frame draw:name="Google Shape;199;g54dca2a71f_0_1"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206;p39" presentation:style-name="pr1" draw:text-style-name="P2" draw:layer="layout" svg:width="23.541cm" svg:height="10.41cm" svg:x="2.233cm" svg:y="1.53cm" presentation:class="title" presentation:user-transformed="true">
          <draw:text-box>
            <text:p text:style-name="P1"><text:span text:style-name="T1">Null</text:span><text:span text:style-name="T1"><text:line-break/></text:span><text:span text:style-name="T1"><text:line-break/></text:span><text:span text:style-name="T2">The Null type has exactly one value: </text:span><text:span text:style-name="T3">null</text:span><text:span text:style-name="T3"><text:line-break/></text:span><text:span text:style-name="T3"><text:line-break/></text:span><text:span text:style-name="T4">The value null represents the intentional absence of any </text:span><text:span text:style-name="T5">object value</text:span><text:span text:style-name="T4">. It expresses a lack of identification.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</draw:text-box>
        </draw:frame>
        <presentation:notes draw:style-name="dp1">
          <draw:page-thumbnail draw:name="Google Shape;203;g54dca2a71f_0_1218:notes" draw:style-name="gr1" draw:layer="layout" svg:width="18.665cm" svg:height="11.136cm" svg:x="1.167cm" svg:y="2.227cm" draw:page-number="2" presentation:class="page"/>
          <draw:frame draw:name="Google Shape;204;g54dca2a71f_0_1"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undefined vs null" draw:style-name="dp1" draw:master-page-name="TITLE_5f_AND_5f_TWO_5f_COLUMNS" presentation:presentation-page-layout-name="AL2T3">
        <draw:frame draw:name="Google Shape;211;p40" presentation:style-name="pr4" draw:text-style-name="P4" draw:layer="layout" svg:width="23.542cm" svg:height="1.638cm" svg:x="2.233cm" svg:y="4.037cm" presentation:class="title" presentation:user-transformed="true">
          <draw:text-box>
            <text:p text:style-name="P1"><text:span text:style-name="T6">undefined vs null</text:span></text:p>
          </draw:text-box>
        </draw:frame>
        <draw:frame draw:name="Google Shape;212;p40_1" presentation:style-name="pr5" draw:text-style-name="P7" draw:layer="layout" svg:width="11.556cm" svg:height="6.923cm" svg:x="2.233cm" svg:y="6.365cm" presentation:class="outline" presentation:user-transformed="true">
          <draw:text-box>
            <text:p text:style-name="P5"><text:span text:style-name="T7">undefined</text:span></text:p>
            <text:list text:style-name="L4">
              <text:list-item>
                <text:p text:style-name="P6"><text:span text:style-name="T8">a variable has been declared but has not yet been assigned a value.</text:span></text:p>
              </text:list-item>
              <text:list-item>
                <text:p text:style-name="P5"><text:span text:style-name="T8">undefined is a type itself (undefined).</text:span></text:p>
              </text:list-item>
              <text:list-item>
                <text:p text:style-name="P5"><text:span text:style-name="T8">Unassigned variables are initialized by JavaScript with a default value of undefined.</text:span></text:p>
              </text:list-item>
              <text:list-item>
                <text:p text:style-name="P5"><text:span text:style-name="T8">eg.,</text:span><text:span text:style-name="T9"> </text:span><text:span text:style-name="T10">let myName;</text:span></text:p>
              </text:list-item>
            </text:list>
          </draw:text-box>
        </draw:frame>
        <draw:frame draw:name="Google Shape;213;p40_1" presentation:style-name="pr5" draw:text-style-name="P7" draw:layer="layout" svg:width="11.556cm" svg:height="6.923cm" svg:x="14.219cm" svg:y="6.365cm" presentation:class="outline" presentation:user-transformed="true">
          <draw:text-box>
            <text:p text:style-name="P5"><text:span text:style-name="T7">null</text:span></text:p>
            <text:list text:style-name="L5">
              <text:list-item>
                <text:p text:style-name="P6"><text:span text:style-name="T11">null is an empty or non-existent value.</text:span></text:p>
              </text:list-item>
              <text:list-item>
                <text:p text:style-name="P5"><text:span text:style-name="T11">null must be assigned.</text:span></text:p>
              </text:list-item>
              <text:list-item>
                <text:p text:style-name="P5"><text:span text:style-name="T11">It can be assigned to a variable as a representation of no value.</text:span></text:p>
              </text:list-item>
              <text:list-item>
                <text:p text:style-name="P5"><text:span text:style-name="T11">null is an object.</text:span></text:p>
              </text:list-item>
              <text:list-item>
                <text:p text:style-name="P5"><text:span text:style-name="T11">JavaScript never sets a value to null. That must be done programmatically.</text:span></text:p>
              </text:list-item>
              <text:list-item>
                <text:p text:style-name="P5"><text:span text:style-name="T11">Eg., </text:span><text:span text:style-name="T12">let varValue = null;</text:span></text:p>
              </text:list-item>
            </text:list>
          </draw:text-box>
        </draw:frame>
        <presentation:notes draw:style-name="dp1">
          <draw:page-thumbnail draw:name="Google Shape;208;g5450bdf60a_1_0:notes" draw:style-name="gr1" draw:layer="layout" svg:width="18.665cm" svg:height="11.136cm" svg:x="1.167cm" svg:y="2.227cm" draw:page-number="3" presentation:class="page"/>
          <draw:frame draw:name="Google Shape;209;g5450bdf60a_1_1"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urier New" svg:font-family="'Courier New'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e9ede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986cm" fo:min-width="27.492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634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643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.986cm" fo:min-width="27.492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MP8" style:family="paragraph">
      <loext:graphic-properties draw:fill="solid" draw:fill-color="#eb5600"/>
      <style:paragraph-properties fo:text-align="center" style:font-independent-line-spacing="true"/>
      <style:text-properties fo:font-size="14pt"/>
    </style:style>
    <style:style style:name="MP9" style:family="paragraph">
      <loext:graphic-properties draw:fill="solid" draw:fill-color="#1a9988"/>
      <style:paragraph-properties fo:text-align="center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e9edee"/>
      <style:paragraph-properties fo:text-align="center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language="en" fo:country="none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2">
      <draw:custom-shape draw:name="Google Shape;55;p14" draw:style-name="Mgr3" draw:text-style-name="MP7" draw:layer="backgroundobjects" svg:width="27.999cm" svg:height="1.4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56;p14">
        <draw:custom-shape draw:name="Google Shape;57;p14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4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59;p14" presentation:style-name="TITLE-title" draw:layer="backgroundobjects" svg:width="23.541cm" svg:height="5.096cm" svg:x="2.233cm" svg:y="4.048cm" presentation:class="title" presentation:placeholder="true" presentation:user-transformed="true">
        <draw:text-box/>
      </draw:frame>
      <draw:frame draw:name="Google Shape;61;p14" presentation:style-name="Mpr4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-title" draw:layer="backgroundobjects" svg:width="21.825cm" svg:height="13.021cm" svg:x="0.661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5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3">
      <draw:custom-shape draw:name="Google Shape;77;p17" draw:style-name="Mgr6" draw:text-style-name="MP12" draw:layer="backgroundobjects" svg:width="27.999cm" svg:height="1.4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78;p17">
        <draw:custom-shape draw:name="Google Shape;79;p17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7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81;p17" presentation:style-name="TITLE_5f_AND_5f_TWO_5f_COLUMNS-title" draw:layer="backgroundobjects" svg:width="23.542cm" svg:height="1.638cm" svg:x="2.233cm" svg:y="4.037cm" presentation:class="title" presentation:placeholder="true" presentation:user-transformed="true">
        <draw:text-box/>
      </draw:frame>
      <draw:frame draw:name="Google Shape;82;p17" presentation:style-name="TITLE_5f_AND_5f_TWO_5f_COLUMNS-outline1" draw:layer="backgroundobjects" svg:width="11.556cm" svg:height="6.923cm" svg:x="2.233cm" svg:y="6.365cm" presentation:class="outline" presentation:placeholder="true" presentation:user-transformed="true">
        <draw:text-box/>
      </draw:frame>
      <draw:frame draw:name="Google Shape;83;p17" presentation:style-name="TITLE_5f_AND_5f_TWO_5f_COLUMNS-outline1" draw:layer="backgroundobjects" svg:width="11.556cm" svg:height="6.923cm" svg:x="14.219cm" svg:y="6.365cm" presentation:class="outline" presentation:placeholder="true" presentation:user-transformed="true">
        <draw:text-box/>
      </draw:frame>
      <draw:frame draw:name="Google Shape;84;p17" presentation:style-name="Mpr7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TITLE_5f_AND_5f_TWO_5f_COLUMNS-title" draw:layer="backgroundobjects" svg:width="18.664cm" svg:height="11.136cm" svg:x="1.167cm" svg:y="2.256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2:44:49.344214824</meta:creation-date>
    <dc:date>2020-07-30T12:46:10.779509571</dc:date>
    <meta:editing-duration>PT1M22S</meta:editing-duration>
    <meta:editing-cycles>1</meta:editing-cycles>
    <meta:document-statistic meta:object-count="59"/>
    <meta:generator>LibreOffice/6.4.4.2$Linux_X86_64 LibreOffice_project/40$Build-2</meta:generator>
  </office:meta>
</office:document-meta>
</file>